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style:text-autospace="none"/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1.199cm" style:auto-text-indent="false" style:text-autospace="none"/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4" style:family="paragraph" style:parent-style-name="Standard">
      <style:paragraph-properties fo:margin-left="0cm" fo:margin-right="0cm" fo:text-indent="1.199cm" style:auto-text-indent="false" style:text-autospace="none"/>
      <style:text-properties style:font-name="Times New Roman CYR" fo:font-size="14pt" fo:language="ru" fo:country="RU" style:font-name-asian="Times New Roman CYR" style:font-size-asian="14pt" style:font-name-complex="Times New Roman CYR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Вечером, после негаданного дождя, Ана легла спать уже глубоко за полночь, едва успев вернуться домой до часа тишины и слушай запоздалые радио-передачи по своему комнатному приемнику, и была почти уверена, что наверняка вновь проспит до самого полудня и придет на работу, когда у всех уже будет обеденный перерыв, однако проснулась в действительности значительно раньше обычного.</text:p>
      <text:p text:style-name="P3">Она была уверена, что ей снился какой-то длинный мучительный сон, когда теряешь способность отличать фантазию от реальности, который она забыла в то же мгновение, когда проснулась, сохранив однако какие-то бледные ускользающие образы, странное гнетущее волнение, боль.</text:p>
      <text:p text:style-name="P3">У Аны шла носом кровь, темные подтеки остались даже на простыне и подушке, а руки дрожали, как во время приступа.</text:p>
      <text:p text:style-name="P3">Она с трудом добрела до холодной гулкой ванной и оперлась руками о заскрипевшую раковину, чтобы не упасть. Волосы ее спутались и падали на лицо. Ана включила воду, клекот которой в первое мгновение даже заставил ее испуганно вздрогнуть, намочила полотенце и стала протирать лицо. </text:p>
      <text:p text:style-name="P3">Кровь, видимо, пошла носом, когда она еще спала. Ей часто нездоровилось по утрам, но ни разу еще не просыпалась от отварительно резкого запаха собственной крови. У Аны даже мелькнула мысль, как хорошо, что Нив не видит ее такой.</text:p>
      <text:p text:style-name="P3">Ополаскивая водой лицо, Ана думала, что, стоит лишь один раз попасть под дождь, как идет носом кровь и снятся кошмары, настолько пугающие что ты даже не в силах удержать их в памяти.</text:p>
      <text:p text:style-name="P3">Ана вернулась в комнату и села на кровать. Лицо ее горело. Она боялась, что снова может пойти кровь. Ана проверила шприц - ампула была вставлена, вата и флакончик с шаром заготовлены, об этом она не забыла вчера - и сделала себе укол.</text:p>
      <text:p text:style-name="P3">Несколько секунд, и Ана, откинувшись спиной на смятую подушку, почувствовала приятную успокаивающую слабость, головная боль прошла, ее уже не беспокоили ни пошедшая носом кровь, ни странный позабытый кошмар.</text:p>
      <text:p text:style-name="P3">Она только сейчас заметила истошно хрипело радио, потеряв привычную утреннюю частоту, где всегда передавали новости и вызывающе бодрую торопливую музыку, вместо которой теперь трещали помехи, словно накатывавшие волнами, то угасая, то вновь резко усиливаясь так, что начинал резонировать динамик.</text:p>
      <text:p text:style-name="P3">Ана наконец встала с постели, подошла к столу и тут же пораженно замерла, едва успев выключить раздражающий приемник.</text:p>
      <text:p text:style-name="P3">За окном была пронзительная белая пустота, как будто весь город был стерт, все вокруг исчезло, кроме ее тесной и душной комнаты, <text:soft-page-break/>перестало работать радио, погас солнечный свет. Ана даже подумала, что это страшный обман зрения после укола, какая-то непонятная избирательная слепота, однако потом она заметила капли, осевшие на внешней стороне оконном стекла.</text:p>
      <text:p text:style-name="P3">Туман.</text:p>
      <text:p text:style-name="P3">Ана несколько секунд стояла у окна, пока не смогла прийти в себя. Это было еще удивльнее штормовой грозы, в море иссушенного песка, или дождя, который в жаркий день и вовсе не долетал до земли. Она снова подумала о Ниве - видел ли он хоть раз такое. Видела ли она сама до этого дня.</text:p>
      <text:p text:style-name="P3">Ана вновь включила приемник и попыталась настроить его на какую-нибудь волну - наверняка ведь должны быть какие-нибудь передачи, новости, в которых рассказывают о том, что произошло. Она попробовала несколько знакомых станций, но те отвечали лишь тишиной или хрипом.</text:p>
      <text:p text:style-name="P3">Укол постепенно действовал, чувство слабости и легкого безразличия усиливалось, и Ана, отключив бесполезный приемник, вновь перебралась на постель.</text:p>
      <text:p text:style-name="P3">Ана с трудом поборола желание вновь ненадолго прилечь поверх одеяла. Она понимала, что, стоит ей забыться лишь на мгновение, как она проспит до самых сумерек. Почему-то ее больше всего пугало не то, что у нее вновь начнется кровотечение во сне или что она не придет на работу, никого не предупредив, а то, что туман так и не рассеется к вечеру и, проснувшись, она вновь увидит лишь пустоту за окном, как будто весь мир останется стертым, если она так и не заставит себя проснуться.</text:p>
      <text:p text:style-name="P3">Она стала одеваться, медленно, как если бы любое резкое движение вновь могло вызвать кровотечение. Ана даже решила не доставать из шкафа новую одежду, а одела вчерашнюю, брошенную у постели, - мятую и до сих чуть влажную куртку, темную точно вылинявшую юбку, пропитанную запахом недавней грозы.</text:p>
      <text:p text:style-name="P3">Теперь нужно было выйти на лестничную клетку, закрыть входную дверь, выйти на улицу.</text:p>
      <text:p text:style-name="P3">Ана шла по лестнице, держась за перила, чувствуя себя как в бредовом сне, когда почти не контролируешь свои движения, и твое тело словно несет на встречу какой-то неведомой силой притяжения.</text:p>
      <text:p text:style-name="P3">На улице все еще пахло дождем. Стена соседнего здания едва проступала сквозь туман, а сонный синеватый свет, все еще горящий после минувшей ночи лишь странно усиливал ощущение гнетущей пустоты. Эстакада с горящими аварийными маячками угловато поднималась над головой, лишенная опоры из-за тонущих в белизне тумана колонн, казавшаяся странно искаженной, точно вся эта немыслимая конструкция застыла в миг падения над тающей улицей, когда время - сразу же после <text:soft-page-break/>того, как Ана сделала себе утреннюю инъекцию - остановилось.</text:p>
      <text:p text:style-name="P4">Все с той же слепой обреченностью, не отдавая себе отчет в том, что она делает, Ана направилась к Самкаре.</text:p>
      <text:p text:style-name="P3">Ей все больше казалось, что она в действительности лишь спит, что она и не смогла пересилить слабость и головную боль и вновь провалилась в беспамятство, растянувшись на постели, едва успев проснуться - на лбу у нее влажное полотенце, над верхней губой подсыхает яркая алая кровь. А этот бессвязный кошмар, город, лишенный своих цветов и очертаний точно в отместку за разнаряженный праздник красок, который был совсем недавно - или нет, уже так давно, - эти тонущие в тумане улицы снятся ей под странным влиянием вчерашнего дождя.</text:p>
      <text:p text:style-name="P3">Ана не видела ничего дальше бурой стены ближайшего дома. Каменный тротуар с трещинами и неплотно закрытыми канализационными люками выплывал из дымки перед ее ногами. Скелеты страшных конструкций, которые прятала от глаз белесая поволока, медленно проступали по частям, начиная с как будто неправильных сторон, сначала сверху - как бы неловко повисая над туманной пеленой, - затем медленно выстраиваясь, сбивчиво, путая детали, вытягивая тонкие шаткие опоры, выступая из пустоты, чтобы превратиться в понурые строительные леса, старый слепой фонарь или пустой каркас для объявлений.</text:p>
      <text:p text:style-name="P3">Дышать становилось все труднее, в носу вновь стало покалывать, и она чувствовала, что у нее вот-вот снова пойдет кровь, однако снимать респираторную маску она не могла.</text:p>
      <text:p text:style-name="P3">Идти было тяжело. Ана как будто пыталась преодолеть неведомое сопротивление пространства, или же сам воздух из-за тумана стал плотным и отталкивал ее назад. Полы ее длинной куртки распались и откинулись назад. Она не сразу поняла, что это неожиданно усилился ветер, теплый и влажный, который дул ей прямо в лицо.</text:p>
      <text:p text:style-name="P3">Улица вдалеке постепенно начинала прояснятся, показались высотные пути, рассекающие весь северный район, даже какие-то люди, уныло потерявшиеся в пустоте.</text:p>
      <text:p text:style-name="P3">Голова у Аны закружилась - как будто бы от ветра, - и она почувствовала легкий запах крови в респираторной маске. Она пересекла площадь перед Самкарой - пустынную, точно заброшенную, - поднялась на эстакаду и встала у края перрона, совсем одна.</text:p>
      <text:p text:style-name="P3">Аварийные маячки вспыхивали на путях точно так же, как и рядом с домом Аны, как бы предупреждая о том, что поезда придется ждать долго. Однако громкоговоритель на перроне станции молчал - не раздавалось привычных объявлений, сводок погоды, сумбурной музыки со сбивчивым ритмов, - и лишь когда скозь плотную дымку стали пробиваться мощные прожекторные огни, сообщил с металлическим звоном о прибытии <text:soft-page-break/>пассажирского состава.</text:p>
      <text:p text:style-name="P3">Ветер, поднятый несущимся навстречу туману поездом, раскачал громкоговоритель, плохо укрепленный на высоком флагштоке, и тот спешно замолк, проглотив последние слова. Туманное марево впереди вздрогнуло, разошлось волнами - как облака, сквозь которые пролетает, опережая скорость звука, едва заметный глазу корабль - и перед Аной вылетел, словно материализовавшись из пустоты, длинный, с горящими тусклыми электрическим светом окнами, пассажирский состав.</text:p>
      <text:p text:style-name="P3">В вагоне было душно. И необычно просторно. Ана уже привыкла к утренней толкучке и переполненным поездам, и теперь, без гомона голосов и сумасшедшей давки, с десятками рядов незанятых мест, она даже чувствовала какое-то смутное беспокойство - как если бы перепутала направления и села на поезд, который отвезет к ее окраине города, где над анильским морем, должно быть, тоже стелется туман.</text:p>
      <text:p text:style-name="P3">Кроме Аны в вагоне было еще несколько человек - один стоял, устало повиснув на поручнях, а остальные сидели, ссутулившись, у запотевших окон - казавшихся какими-то бесплотными тенями, призраками, которые только мерещатся Ане, когда в действительности вокруг никого нет, и даже объявления из динамиков отдаются гулким эхом в зияющей пустоте вагонов.</text:p>
      <text:p text:style-name="P3">Устроившись на сидении рядом с переходом в тамбур, Ана стала беспокойно оглядываться, точно даже надеясь встретиться с кем-нибудь глазами. На нее никто не обращал внимания.</text:p>
      <text:p text:style-name="P3">Все окна в вагоне были плотно закрыты, воздух быстро становился теплым и спертым.</text:p>
      <text:p text:style-name="P3">Ана осторожно сняла респираторную маску и, стараясь не дышать, вытерла платком кровь над верхней губой и на щеках. Дыхательные фильтры в маске потемнели и насквозь пропитались кровью. Ана, все еще чувствуя покалывание в ноздрях, запрокинула назад голову, подумав, что посидит так несколько секунд, задерживая дыхание, пока от нехватки воздуха не начнет кружиться голова.</text:p>
      <text:p text:style-name="P3">Ей вдруг вспомнилось, как Нив не раз настоятельно советовал ей обязательно брать с собой запасной респираторный фильтр.</text:p>
      <text:p text:style-name="P3">Послышался чей-то голос, спокойный и немного холодный. Было даже как-то странно слышать человеческую речь, пусть и на гаали, в этом пропитанном туманной сыростью вагоне.</text:p>
      <text:p text:style-name="P3">Какой-то мужчина спрашивал у Аны за спиной, как проехать на станцию с длинным непонятным названием, похожим на причудливое женское имя, давно вышедшее из мода, и ему отвечали - медлительно и неохотно, как говорит человек, едва пробудившийся ото сна.</text:p>
      <text:p text:style-name="P3">Ана вдруг пожалела о том, что все же заставила себя выйти из дома - <text:soft-page-break/>все ее мнительные страхи скоро бы прошли, к тому же она никогда еще не ездила на работу в таком состоянии, никто бы не стал ее укорять - наверняка половина из ее коллег даже не выйдет сегодня из дома, как если бы это было плохой приметой, гулять по улице в туман.</text:p>
      <text:p text:style-name="P3">Поезд стремительно плыл в пустоту, из которой им навстречу неслись вспыхивающие красные огоньки сигнальных маяков. Путей было совсем не видно, эстакада тонула в плотном белесом паре, и у Аны возникало такое чувство, словно из-за тумана было нарушено зыбкое равновесие, тонкий механический баланс, позволявшим тяжелым пассажирским составам бесшумно скользить над электрическими путями, их поезд оторвался от путей, и какая-то неведомая сила, из-за которой перестают действовать все законы гравитации, <text:s/>поднимает их в высокое утренее небо через густые кучевые облака.</text:p>
      <text:p text:style-name="P3">Мужчина с холодным голосом все еще допытывался у неприветливого пассажира, как же попасть на свою злополучную станцию, или же они уже начали говорить о чем-то другой - Ана сидела, склонив голову к окну, чувствуя, как вновь начинает засыпать под действием укола, и не разбирала слов. Однако холодные и ровные голоса, лишенные жизни, как записанная на пленку речь, как-то необъяснимо успокаивали ее. Поезд уже не казался ей пустым - кто-то тоже ехал в центр, по каким-нибудь срочным делам, искал станции на карте транспортной сети.</text:p>
      <text:p text:style-name="P3">В вагонах на последней линии, по которой Ана доезжала почти до самого института, было уже довольно людно, голоса пассажиров звучали <text:s/>бодрее, и даже музыка из динамиков, оповещающий о прибытии на новые островки посреди тумана, стала ритмичнее и ярче.</text:p>
      <text:p text:style-name="P3">В окне постепенно проступали - точно медленно возвращаясь к жизни - крашеные каменные стены, тротуары, пересекающая путь их движения эстакада, которая на мгновение мелькнула над головой, и скрылась в дымке. Бессвязные отблески, свет фонарей, отражения в стеклах складывались в очертания высоких зданий в абитинском стиле, зыбкие пугливые тени, тонущие в мареве, превращались в фигуры людей.</text:p>
      <text:p text:style-name="P4">Ана вновь чувствовала жжение в носу. Каждый вздох отдавал легким привкусом крови.</text:p>
      <text:p text:style-name="P3">Когда она уже подъезжала к институту, туман уже потерял свою плотность. Как будто это мучительное пробуждение, болезненный кошмар, забытый в тот миг, когда она открыла глаза, но оставивший после себя чувство беспричинного страха и следы крови на лице, головную боль и туман было лишь ее возвращением в действительность.</text:p>
      <text:p text:style-name="P3">В институте Ана не сразу сняла респираторную маску. В коридоре она столкнулась с Садом, который даже не нашел что сказать и уставился на Ану так, словно впервые увидел ее в респираторе.</text:p>
      <text:p text:style-name="P4"><text:soft-page-break/>- О, - выдохнул он. - Ты как-то рано сегодня. Почти никого еще нет... Ты как себя чувствуешь? Все в порядке?</text:p>
      <text:p text:style-name="P3">Ана что-то торопливо ответила - сама удивившись тому, как звучит ее голос, неживой и бледный, как и весь этот незанявшийся день - и, не дожидаясь ответа Сада, зашагала вниз по коридору, снимая на ходу респираторную маску.</text:p>
      <text:p text:style-name="P3">Она сразу же зашла в уборную, миновав свой кабинет, и промыла лицо холодной водой, чтобы стреть следы крови. В глазах у нее на секунду потемнело, и она ухватилась за раковину, чтобы не упасть. Но без респираторной маски ей как будто сразу стало лучше, металлический запах крови больше не бил в нос, дышать было легко, даже голова больше не болела.</text:p>
      <text:p text:style-name="P3">Ана зашла к себе в кабинет и, спрятав маску в ящик стола, включила радио, надеясь услышать какие-нибудь объяснения утренней непогоды. Однако приемник тоже сбоил, как и ее домашний, точно из-за тумана перестали работать все ретрансляторы. Ана долго пыталась его настроить, но так и не нашла на мгночисленных волнах ничего, кроме надсадного шума помех.</text:p>
      <text:p text:style-name="P3">Ане все равно не хотелось выключать приемник. Она убавила громкость, оставив лишь тихое, похожее на дыхание шипение и закрыла глаза, склонив голову над столом. Ана вспомнила, как они хотели купить с Нивом новый радио-приемник - необычный, похожий на какое-то фантастическое устройство, который они как-то заприметили вместе в торговом центре. Они собирались купить его - в честь какого-нибудь праздника или же просто так, Ана уже не помнила детали, - когда Нив вернется.</text:p>
      <text:p text:style-name="P3">Ана подняла голову и вновь попыталась настроить радио. Тишина, пусть даже чуть встревоженная легким фоном помех, пугала ее. Она пыталась вспомнить частоты каких-то редких диковинных станций, которые почти никогда не слушала раньше и действительно наткнулась на бледный, едва пробивающийся через ровный шум помех голос, который взволнованно предупреждал о том, что скоро вновь может начаться дождь.</text:p>
      <text:p text:style-name="P3">После обеденного перерыва туман уже почти рассеялся, и город словно бы вернулся к жизни — проносились по эстакадам поезда, люди толпились на улицах, не смотря на предупреждение о дожде, низко летали ревущие виманы, и даже радио вновь стало работать как раньше.</text:p>
      <text:p text:style-name="P3">Ана отпросилась у Сада, сославшись на плохое самочувствие, и тот был даже как будто рад ее отпустить. </text:p>
      <text:p text:style-name="P3">Однако Ана в действительности чувствовала себя куда лучше, чем утром, руки больше не тряслись, голова не болела, а кровь не шла носом уже несколько часов. </text:p>
      <text:p text:style-name="P3"><text:soft-page-break/>Перед тем, как выйти на улицу, Ана надела свою респираторную маску и попыталась глубоко вздохнуть запахом собственной крови. Дышать так было значительно тяжелее, но Ана не поехала домой, даже для того, чтобы сменить дыхательные фильтры, а сразу направилась в торговый центр, который был неподалеку от Келивана - там, где они когда-то гуляли вместе с Нивом.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76H14M28S</meta:editing-duration>
    <meta:editing-cycles>397</meta:editing-cycles>
    <meta:generator>OpenOffice.org/3.1$Win32 OpenOffice.org_project/310m11$Build-9399</meta:generator>
    <dc:date>2010-02-05T14:30:34.46</dc:date>
    <dc:creator>Василий Воронков</dc:creator>
    <meta:document-statistic meta:table-count="0" meta:image-count="0" meta:object-count="0" meta:page-count="7" meta:paragraph-count="56" meta:word-count="2320" meta:character-count="15213"/>
    <meta:user-defined meta:name="Info 1"/>
    <meta:user-defined meta:name="Info 2"/>
    <meta:user-defined meta:name="Info 3"/>
    <meta:user-defined meta:name="Info 4"/>
  </office:meta>
</office:document-meta>
</file>